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Source Han Sans CN" fo:font-size="10pt" fo:font-style="normal" fo:text-shadow="none" style:text-underline-style="none" fo:font-weight="normal" style:font-name-asian="Source Han Sans CN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T1" style:family="text">
      <style:text-properties style:use-window-font-color="true" style:font-name="Source Han Sans CN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Source Han Sans C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Source Han Sans CN" style:font-name-asian="Source Han Sans C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<text:span text:style-name="T1">测试套</text:span><text:span text:style-name="T2">/</text:span><text:span text:style-name="T3">软件</text:span></text:p>
          </table:table-cell>
          <table:table-cell table:style-name="ce1" office:value-type="string" calcext:value-type="string">
            <text:p>测试用例总数</text:p>
          </table:table-cell>
          <table:table-cell table:style-name="ce1" office:value-type="string" calcext:value-type="string">
            <text:p>通过</text:p>
          </table:table-cell>
          <table:table-cell table:style-name="ce1" office:value-type="string" calcext:value-type="string">
            <text:p>未通过</text:p>
          </table:table-cell>
          <table:table-cell table:style-name="ce2" office:value-type="string" calcext:value-type="string">
            <text:p>备注</text:p>
          </table:table-cell>
          <table:table-cell table:style-name="ce1" office:value-type="string" calcext:value-type="string">
            <text:p>总测试套数</text:p>
          </table:table-cell>
          <table:table-cell table:style-name="ce1" office:value-type="string" calcext:value-type="string">
            <text:p>总测试用例数</text:p>
          </table:table-cell>
          <table:table-cell office:value-type="string" calcext:value-type="string">
            <text:p>通过用例总数</text:p>
          </table:table-cell>
          <table:table-cell office:value-type="string" calcext:value-type="string">
            <text:p>未通过用例总数</text:p>
          </table:table-cell>
        </table:table-row>
        <table:table-row table:style-name="ro2">
          <table:table-cell office:value-type="string" calcext:value-type="string">
            <text:p>systemd</text:p>
          </table:table-cell>
          <table:table-cell table:formula="of:=[.C2]+[.D2]"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SUM([.B2:.B231])" office:value-type="float" office:value="957" calcext:value-type="float">
            <text:p>957</text:p>
          </table:table-cell>
          <table:table-cell table:formula="of:=SUM([.C2:.C231])" office:value-type="float" office:value="429" calcext:value-type="float">
            <text:p>429</text:p>
          </table:table-cell>
          <table:table-cell table:formula="of:=SUM([.D2:.D231])" office:value-type="float" office:value="528" calcext:value-type="float">
            <text:p>528</text:p>
          </table:table-cell>
        </table:table-row>
        <table:table-row table:style-name="ro2">
          <table:table-cell office:value-type="string" calcext:value-type="string">
            <text:p>openssl</text:p>
          </table:table-cell>
          <table:table-cell table:formula="of:=[.C3]+[.D3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tfs-3g</text:p>
          </table:table-cell>
          <table:table-cell table:formula="of:=[.C4]+[.D4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vm2</text:p>
          </table:table-cell>
          <table:table-cell table:formula="of:=[.C5]+[.D5]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dit</text:p>
          </table:table-cell>
          <table:table-cell table:formula="of:=[.C6]+[.D6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rewalld</text:p>
          </table:table-cell>
          <table:table-cell table:formula="of:=[.C7]+[.D7]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eeradius</text:p>
          </table:table-cell>
          <table:table-cell table:formula="of:=[.C8]+[.D8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fs-utils</text:p>
          </table:table-cell>
          <table:table-cell table:formula="of:=[.C9]+[.D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qlite</text:p>
          </table:table-cell>
          <table:table-cell table:formula="of:=[.C10]+[.D10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nf</text:p>
          </table:table-cell>
          <table:table-cell table:formula="of:=[.C11]+[.D11]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xc</text:p>
          </table:table-cell>
          <table:table-cell table:formula="of:=[.C12]+[.D12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bbitmq-server</text:p>
          </table:table-cell>
          <table:table-cell table:formula="of:=[.C13]+[.D1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st</text:p>
          </table:table-cell>
          <table:table-cell table:formula="of:=[.C14]+[.D1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mageMagick</text:p>
          </table:table-cell>
          <table:table-cell table:formula="of:=[.C15]+[.D1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ssd</text:p>
          </table:table-cell>
          <table:table-cell table:formula="of:=[.C16]+[.D16]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reswan</text:p>
          </table:table-cell>
          <table:table-cell table:formula="of:=[.C17]+[.D17]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vecot</text:p>
          </table:table-cell>
          <table:table-cell table:formula="of:=[.C18]+[.D1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cap</text:p>
          </table:table-cell>
          <table:table-cell table:formula="of:=[.C19]+[.D1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avapackages-tools</text:p>
          </table:table-cell>
          <table:table-cell table:formula="of:=[.C20]+[.D2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by</text:p>
          </table:table-cell>
          <table:table-cell table:formula="of:=[.C21]+[.D21]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brt</text:p>
          </table:table-cell>
          <table:table-cell table:formula="of:=[.C22]+[.D2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usterfs</text:p>
          </table:table-cell>
          <table:table-cell table:formula="of:=[.C23]+[.D2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jvulibre</text:p>
          </table:table-cell>
          <table:table-cell table:formula="of:=[.C24]+[.D2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pmdevtools</text:p>
          </table:table-cell>
          <table:table-cell table:formula="of:=[.C25]+[.D2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cl</text:p>
          </table:table-cell>
          <table:table-cell table:formula="of:=[.C26]+[.D26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mod</text:p>
          </table:table-cell>
          <table:table-cell table:formula="of:=[.C27]+[.D27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vsadm</text:p>
          </table:table-cell>
          <table:table-cell table:formula="of:=[.C28]+[.D2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utils</text:p>
          </table:table-cell>
          <table:table-cell table:formula="of:=[.C29]+[.D2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hp</text:p>
          </table:table-cell>
          <table:table-cell table:formula="of:=[.C30]+[.D30]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evis</text:p>
          </table:table-cell>
          <table:table-cell table:formula="of:=[.C31]+[.D3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mon</text:p>
          </table:table-cell>
          <table:table-cell table:formula="of:=[.C32]+[.D3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bdkit</text:p>
          </table:table-cell>
          <table:table-cell table:formula="of:=[.C33]+[.D3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mcached</text:p>
          </table:table-cell>
          <table:table-cell table:formula="of:=[.C34]+[.D3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iadb</text:p>
          </table:table-cell>
          <table:table-cell table:formula="of:=[.C35]+[.D3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zip</text:p>
          </table:table-cell>
          <table:table-cell table:formula="of:=[.C36]+[.D3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mitool</text:p>
          </table:table-cell>
          <table:table-cell table:formula="of:=[.C37]+[.D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eeipmi</text:p>
          </table:table-cell>
          <table:table-cell table:formula="of:=[.C38]+[.D3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ps</text:p>
          </table:table-cell>
          <table:table-cell table:formula="of:=[.C39]+[.D3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yptsetup</text:p>
          </table:table-cell>
          <table:table-cell table:formula="of:=[.C40]+[.D4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vswitch</text:p>
          </table:table-cell>
          <table:table-cell table:formula="of:=[.C41]+[.D41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acut</text:p>
          </table:table-cell>
          <table:table-cell table:formula="of:=[.C42]+[.D42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itscripts</text:p>
          </table:table-cell>
          <table:table-cell table:formula="of:=[.C43]+[.D43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workManager</text:p>
          </table:table-cell>
          <table:table-cell table:formula="of:=[.C44]+[.D4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sh</text:p>
          </table:table-cell>
          <table:table-cell table:formula="of:=[.C45]+[.D45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make</text:p>
          </table:table-cell>
          <table:table-cell table:formula="of:=[.C46]+[.D46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p</text:p>
          </table:table-cell>
          <table:table-cell table:formula="of:=[.C47]+[.D47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m_sensors</text:p>
          </table:table-cell>
          <table:table-cell table:formula="of:=[.C48]+[.D4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jagnu</text:p>
          </table:table-cell>
          <table:table-cell table:formula="of:=[.C49]+[.D4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ckpit</text:p>
          </table:table-cell>
          <table:table-cell table:formula="of:=[.C50]+[.D5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hi</text:p>
          </table:table-cell>
          <table:table-cell table:formula="of:=[.C51]+[.D5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strans</text:p>
          </table:table-cell>
          <table:table-cell table:formula="of:=[.C52]+[.D5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rax</text:p>
          </table:table-cell>
          <table:table-cell table:formula="of:=[.C53]+[.D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nuxptp</text:p>
          </table:table-cell>
          <table:table-cell table:formula="of:=[.C54]+[.D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wbxml</text:p>
          </table:table-cell>
          <table:table-cell table:formula="of:=[.C55]+[.D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dspa</text:p>
          </table:table-cell>
          <table:table-cell table:formula="of:=[.C56]+[.D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gl04</text:p>
          </table:table-cell>
          <table:table-cell table:formula="of:=[.C57]+[.D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nssec-trigger</text:p>
          </table:table-cell>
          <table:table-cell table:formula="of:=[.C58]+[.D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onie</text:p>
          </table:table-cell>
          <table:table-cell table:formula="of:=[.C59]+[.D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uez</text:p>
          </table:table-cell>
          <table:table-cell table:formula="of:=[.C60]+[.D6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stfix</text:p>
          </table:table-cell>
          <table:table-cell table:formula="of:=[.C61]+[.D6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cinfo</text:p>
          </table:table-cell>
          <table:table-cell table:formula="of:=[.C62]+[.D6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ftpd</text:p>
          </table:table-cell>
          <table:table-cell table:formula="of:=[.C63]+[.D6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sdaemon</text:p>
          </table:table-cell>
          <table:table-cell table:formula="of:=[.C64]+[.D6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dma-core</text:p>
          </table:table-cell>
          <table:table-cell table:formula="of:=[.C65]+[.D6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ource-agents</text:p>
          </table:table-cell>
          <table:table-cell table:formula="of:=[.C66]+[.D6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otsh</text:p>
          </table:table-cell>
          <table:table-cell table:formula="of:=[.C67]+[.D6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sync</text:p>
          </table:table-cell>
          <table:table-cell table:formula="of:=[.C68]+[.D6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bygem-bundler</text:p>
          </table:table-cell>
          <table:table-cell table:formula="of:=[.C69]+[.D69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rongswan</text:p>
          </table:table-cell>
          <table:table-cell table:formula="of:=[.C70]+[.D7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ysprof</text:p>
          </table:table-cell>
          <table:table-cell table:formula="of:=[.C71]+[.D7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ystemtap</text:p>
          </table:table-cell>
          <table:table-cell table:formula="of:=[.C72]+[.D7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elp-tools</text:p>
          </table:table-cell>
          <table:table-cell table:formula="of:=[.C73]+[.D7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bus</text:p>
          </table:table-cell>
          <table:table-cell table:formula="of:=[.C74]+[.D7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ibc</text:p>
          </table:table-cell>
          <table:table-cell table:formula="of:=[.C75]+[.D7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ernel</text:p>
          </table:table-cell>
          <table:table-cell table:formula="of:=[.C76]+[.D76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cap</text:p>
          </table:table-cell>
          <table:table-cell table:formula="of:=[.C77]+[.D77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ftables</text:p>
          </table:table-cell>
          <table:table-cell table:formula="of:=[.C78]+[.D78]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licycoreutils</text:p>
          </table:table-cell>
          <table:table-cell table:formula="of:=[.C79]+[.D79]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ota</text:p>
          </table:table-cell>
          <table:table-cell table:formula="of:=[.C80]+[.D8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conda</text:p>
          </table:table-cell>
          <table:table-cell table:formula="of:=[.C81]+[.D81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o</text:p>
          </table:table-cell>
          <table:table-cell table:formula="of:=[.C82]+[.D8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osinfo</text:p>
          </table:table-cell>
          <table:table-cell table:formula="of:=[.C83]+[.D8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ftop</text:p>
          </table:table-cell>
          <table:table-cell table:formula="of:=[.C84]+[.D8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lang</text:p>
          </table:table-cell>
          <table:table-cell table:formula="of:=[.C85]+[.D8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eyutils</text:p>
          </table:table-cell>
          <table:table-cell table:formula="of:=[.C86]+[.D86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top</text:p>
          </table:table-cell>
          <table:table-cell table:formula="of:=[.C87]+[.D8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nglia</text:p>
          </table:table-cell>
          <table:table-cell table:formula="of:=[.C88]+[.D88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lera</text:p>
          </table:table-cell>
          <table:table-cell table:formula="of:=[.C89]+[.D89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ofs</text:p>
          </table:table-cell>
          <table:table-cell table:formula="of:=[.C90]+[.D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cc</text:p>
          </table:table-cell>
          <table:table-cell table:formula="of:=[.C91]+[.D9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ddjob</text:p>
          </table:table-cell>
          <table:table-cell table:formula="of:=[.C92]+[.D9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label_tools</text:p>
          </table:table-cell>
          <table:table-cell table:formula="of:=[.C93]+[.D9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gios</text:p>
          </table:table-cell>
          <table:table-cell table:formula="of:=[.C94]+[.D9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nge</text:p>
          </table:table-cell>
          <table:table-cell table:formula="of:=[.C95]+[.D9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rtg</text:p>
          </table:table-cell>
          <table:table-cell table:formula="of:=[.C96]+[.D9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squitto</text:p>
          </table:table-cell>
          <table:table-cell table:formula="of:=[.C97]+[.D9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dadm</text:p>
          </table:table-cell>
          <table:table-cell table:formula="of:=[.C98]+[.D9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xcfs</text:p>
          </table:table-cell>
          <table:table-cell table:formula="of:=[.C99]+[.D9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cgroup</text:p>
          </table:table-cell>
          <table:table-cell table:formula="of:=[.C100]+[.D10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eepalived</text:p>
          </table:table-cell>
          <table:table-cell table:formula="of:=[.C101]+[.D10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rqbalance</text:p>
          </table:table-cell>
          <table:table-cell table:formula="of:=[.C102]+[.D10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lp2man</text:p>
          </table:table-cell>
          <table:table-cell table:formula="of:=[.C103]+[.D10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pm</text:p>
          </table:table-cell>
          <table:table-cell table:formula="of:=[.C104]+[.D10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oclue2</text:p>
          </table:table-cell>
          <table:table-cell table:formula="of:=[.C105]+[.D10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dm</text:p>
          </table:table-cell>
          <table:table-cell table:formula="of:=[.C106]+[.D10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atpak</text:p>
          </table:table-cell>
          <table:table-cell table:formula="of:=[.C107]+[.D10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rebird</text:p>
          </table:table-cell>
          <table:table-cell table:formula="of:=[.C108]+[.D10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coe-utils</text:p>
          </table:table-cell>
          <table:table-cell table:formula="of:=[.C109]+[.D10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cgi</text:p>
          </table:table-cell>
          <table:table-cell table:formula="of:=[.C110]+[.D11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xygen</text:p>
          </table:table-cell>
          <table:table-cell table:formula="of:=[.C111]+[.D11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ps-filters</text:p>
          </table:table-cell>
          <table:table-cell table:formula="of:=[.C112]+[.D1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ontabs</text:p>
          </table:table-cell>
          <table:table-cell table:formula="of:=[.C113]+[.D11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wsay</text:p>
          </table:table-cell>
          <table:table-cell table:formula="of:=[.C114]+[.D1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tainer-exception-logger</text:p>
          </table:table-cell>
          <table:table-cell table:formula="of:=[.C115]+[.D1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ntrack-tools</text:p>
          </table:table-cell>
          <table:table-cell table:formula="of:=[.C116]+[.D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lord</text:p>
          </table:table-cell>
          <table:table-cell table:formula="of:=[.C117]+[.D11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lm</text:p>
          </table:table-cell>
          <table:table-cell table:formula="of:=[.C118]+[.D1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ltty</text:p>
          </table:table-cell>
          <table:table-cell table:formula="of:=[.C119]+[.D11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tr</text:p>
          </table:table-cell>
          <table:table-cell table:formula="of:=[.C120]+[.D12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vpn</text:p>
          </table:table-cell>
          <table:table-cell table:formula="of:=[.C121]+[.D1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7zip</text:p>
          </table:table-cell>
          <table:table-cell table:formula="of:=[.C122]+[.D122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ps</text:p>
          </table:table-cell>
          <table:table-cell table:formula="of:=[.C123]+[.D12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rl-Net-Server</text:p>
          </table:table-cell>
          <table:table-cell table:formula="of:=[.C124]+[.D12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sign</text:p>
          </table:table-cell>
          <table:table-cell table:formula="of:=[.C125]+[.D1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ngquant</text:p>
          </table:table-cell>
          <table:table-cell table:formula="of:=[.C126]+[.D12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ps-tools</text:p>
          </table:table-cell>
          <table:table-cell table:formula="of:=[.C127]+[.D1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perf</text:p>
          </table:table-cell>
          <table:table-cell table:formula="of:=[.C128]+[.D1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dvd</text:p>
          </table:table-cell>
          <table:table-cell table:formula="of:=[.C129]+[.D12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almd</text:p>
          </table:table-cell>
          <table:table-cell table:formula="of:=[.C130]+[.D13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ng-tools</text:p>
          </table:table-cell>
          <table:table-cell table:formula="of:=[.C131]+[.D13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tkit</text:p>
          </table:table-cell>
          <table:table-cell table:formula="of:=[.C132]+[.D13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mba</text:p>
          </table:table-cell>
          <table:table-cell table:formula="of:=[.C133]+[.D13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nlock</text:p>
          </table:table-cell>
          <table:table-cell table:formula="of:=[.C134]+[.D13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blim-sfcb</text:p>
          </table:table-cell>
          <table:table-cell table:formula="of:=[.C135]+[.D13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ndmail</text:p>
          </table:table-cell>
          <table:table-cell table:formula="of:=[.C136]+[.D136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awn-fcgi</text:p>
          </table:table-cell>
          <table:table-cell table:formula="of:=[.C137]+[.D13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ice-vdagent</text:p>
          </table:table-cell>
          <table:table-cell table:formula="of:=[.C138]+[.D138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unnel</text:p>
          </table:table-cell>
          <table:table-cell table:formula="of:=[.C139]+[.D1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witcheroo-control</text:p>
          </table:table-cell>
          <table:table-cell table:formula="of:=[.C140]+[.D1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ysstat</text:p>
          </table:table-cell>
          <table:table-cell table:formula="of:=[.C141]+[.D141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dy</text:p>
          </table:table-cell>
          <table:table-cell table:formula="of:=[.C142]+[.D142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disks2</text:p>
          </table:table-cell>
          <table:table-cell table:formula="of:=[.C143]+[.D1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nbound</text:p>
          </table:table-cell>
          <table:table-cell table:formula="of:=[.C144]+[.D14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power</text:p>
          </table:table-cell>
          <table:table-cell table:formula="of:=[.C145]+[.D1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wsgi</text:p>
          </table:table-cell>
          <table:table-cell table:formula="of:=[.C146]+[.D1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pa_supplicant</text:p>
          </table:table-cell>
          <table:table-cell table:formula="of:=[.C147]+[.D14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pbind</text:p>
          </table:table-cell>
          <table:table-cell table:formula="of:=[.C148]+[.D14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pserv</text:p>
          </table:table-cell>
          <table:table-cell table:formula="of:=[.C149]+[.D14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ccountsservice</text:p>
          </table:table-cell>
          <table:table-cell table:formula="of:=[.C150]+[.D1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acklib</text:p>
          </table:table-cell>
          <table:table-cell table:formula="of:=[.C151]+[.D1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set</text:p>
          </table:table-cell>
          <table:table-cell table:formula="of:=[.C152]+[.D1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utils</text:p>
          </table:table-cell>
          <table:table-cell table:formula="of:=[.C153]+[.D153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emManager</text:p>
          </table:table-cell>
          <table:table-cell table:formula="of:=[.C154]+[.D15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IPMI</text:p>
          </table:table-cell>
          <table:table-cell table:formula="of:=[.C155]+[.D15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ckageKit</text:p>
          </table:table-cell>
          <table:table-cell table:formula="of:=[.C156]+[.D156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lkit</text:p>
          </table:table-cell>
          <table:table-cell table:formula="of:=[.C157]+[.D15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lnet</text:p>
          </table:table-cell>
          <table:table-cell table:formula="of:=[.C158]+[.D15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count</text:p>
          </table:table-cell>
          <table:table-cell table:formula="of:=[.C159]+[.D15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erf3</text:p>
          </table:table-cell>
          <table:table-cell table:formula="of:=[.C160]+[.D16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yacc</text:p>
          </table:table-cell>
          <table:table-cell table:formula="of:=[.C161]+[.D16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nd</text:p>
          </table:table-cell>
          <table:table-cell table:formula="of:=[.C162]+[.D1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canberra</text:p>
          </table:table-cell>
          <table:table-cell table:formula="of:=[.C163]+[.D16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rosync</text:p>
          </table:table-cell>
          <table:table-cell table:formula="of:=[.C164]+[.D16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-snmp</text:p>
          </table:table-cell>
          <table:table-cell table:formula="of:=[.C165]+[.D16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ldpad</text:p>
          </table:table-cell>
          <table:table-cell table:formula="of:=[.C166]+[.D16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vs</text:p>
          </table:table-cell>
          <table:table-cell table:formula="of:=[.C167]+[.D16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m</text:p>
          </table:table-cell>
          <table:table-cell table:formula="of:=[.C168]+[.D16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lp</text:p>
          </table:table-cell>
          <table:table-cell table:formula="of:=[.C169]+[.D16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hpi</text:p>
          </table:table-cell>
          <table:table-cell table:formula="of:=[.C170]+[.D17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mad</text:p>
          </table:table-cell>
          <table:table-cell table:formula="of:=[.C171]+[.D17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ss_wrapper</text:p>
          </table:table-cell>
          <table:table-cell table:formula="of:=[.C172]+[.D17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ss-pam-ldapd</text:p>
          </table:table-cell>
          <table:table-cell table:formula="of:=[.C173]+[.D17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ghttp2</text:p>
          </table:table-cell>
          <table:table-cell table:formula="of:=[.C174]+[.D17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tt</text:p>
          </table:table-cell>
          <table:table-cell table:formula="of:=[.C175]+[.D17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pg123</text:p>
          </table:table-cell>
          <table:table-cell table:formula="of:=[.C176]+[.D17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locate</text:p>
          </table:table-cell>
          <table:table-cell table:formula="of:=[.C177]+[.D17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ksh</text:p>
          </table:table-cell>
          <table:table-cell table:formula="of:=[.C178]+[.D17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storagemgmt</text:p>
          </table:table-cell>
          <table:table-cell table:formula="of:=[.C179]+[.D17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png12</text:p>
          </table:table-cell>
          <table:table-cell table:formula="of:=[.C180]+[.D18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sh</text:p>
          </table:table-cell>
          <table:table-cell table:formula="of:=[.C181]+[.D18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q</text:p>
          </table:table-cell>
          <table:table-cell table:formula="of:=[.C182]+[.D18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watchd</text:p>
          </table:table-cell>
          <table:table-cell table:formula="of:=[.C183]+[.D18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itial-setup</text:p>
          </table:table-cell>
          <table:table-cell table:formula="of:=[.C184]+[.D18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veged</text:p>
          </table:table-cell>
          <table:table-cell table:formula="of:=[.C185]+[.D18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ssproxy</text:p>
          </table:table-cell>
          <table:table-cell table:formula="of:=[.C186]+[.D18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s2unix</text:p>
          </table:table-cell>
          <table:table-cell table:formula="of:=[.C187]+[.D18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nsmasq</text:p>
          </table:table-cell>
          <table:table-cell table:formula="of:=[.C188]+[.D18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kms</text:p>
          </table:table-cell>
          <table:table-cell table:formula="of:=[.C189]+[.D18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yrus-sasl</text:p>
          </table:table-cell>
          <table:table-cell table:formula="of:=[.C190]+[.D19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chefilesd</text:p>
          </table:table-cell>
          <table:table-cell table:formula="of:=[.C191]+[.D19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crypt</text:p>
          </table:table-cell>
          <table:table-cell table:formula="of:=[.C192]+[.D1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thd</text:p>
          </table:table-cell>
          <table:table-cell table:formula="of:=[.C193]+[.D19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pwatch</text:p>
          </table:table-cell>
          <table:table-cell table:formula="of:=[.C194]+[.D19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tipng</text:p>
          </table:table-cell>
          <table:table-cell table:formula="of:=[.C195]+[.D19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stree</text:p>
          </table:table-cell>
          <table:table-cell table:formula="of:=[.C196]+[.D19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ngcrush</text:p>
          </table:table-cell>
          <table:table-cell table:formula="of:=[.C197]+[.D19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rtreserve</text:p>
          </table:table-cell>
          <table:table-cell table:formula="of:=[.C198]+[.D19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sacct</text:p>
          </table:table-cell>
          <table:table-cell table:formula="of:=[.C199]+[.D19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pcbind</text:p>
          </table:table-cell>
          <table:table-cell table:formula="of:=[.C200]+[.D20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rdtool</text:p>
          </table:table-cell>
          <table:table-cell table:formula="of:=[.C201]+[.D20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ne-backends</text:p>
          </table:table-cell>
          <table:table-cell table:formula="of:=[.C202]+[.D20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si-target-utils</text:p>
          </table:table-cell>
          <table:table-cell table:formula="of:=[.C203]+[.D20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martmontools</text:p>
          </table:table-cell>
          <table:table-cell table:formula="of:=[.C204]+[.D2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hinx</text:p>
          </table:table-cell>
          <table:table-cell table:formula="of:=[.C205]+[.D20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wig</text:p>
          </table:table-cell>
          <table:table-cell table:formula="of:=[.C206]+[.D206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ftp</text:p>
          </table:table-cell>
          <table:table-cell table:formula="of:=[.C207]+[.D20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gervnc</text:p>
          </table:table-cell>
          <table:table-cell table:formula="of:=[.C208]+[.D20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bmuxd</text:p>
          </table:table-cell>
          <table:table-cell table:formula="of:=[.C209]+[.D20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uid</text:p>
          </table:table-cell>
          <table:table-cell table:formula="of:=[.C210]+[.D21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chdog</text:p>
          </table:table-cell>
          <table:table-cell table:formula="of:=[.C211]+[.D21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delta</text:p>
          </table:table-cell>
          <table:table-cell table:formula="of:=[.C212]+[.D212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sprogs</text:p>
          </table:table-cell>
          <table:table-cell table:formula="of:=[.C213]+[.D21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mltoman</text:p>
          </table:table-cell>
          <table:table-cell table:formula="of:=[.C214]+[.D2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rofree</text:p>
          </table:table-cell>
          <table:table-cell table:formula="of:=[.C215]+[.D2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vbi</text:p>
          </table:table-cell>
          <table:table-cell table:formula="of:=[.C216]+[.D2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sa-utils</text:p>
          </table:table-cell>
          <table:table-cell table:formula="of:=[.C217]+[.D2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</text:p>
          </table:table-cell>
          <table:table-cell table:formula="of:=[.C218]+[.D2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rony</text:p>
          </table:table-cell>
          <table:table-cell table:formula="of:=[.C219]+[.D21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io</text:p>
          </table:table-cell>
          <table:table-cell table:formula="of:=[.C220]+[.D2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2fsprogs</text:p>
          </table:table-cell>
          <table:table-cell table:formula="of:=[.C221]+[.D22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t</text:p>
          </table:table-cell>
          <table:table-cell table:formula="of:=[.C222]+[.D2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stname</text:p>
          </table:table-cell>
          <table:table-cell table:formula="of:=[.C223]+[.D2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n-db</text:p>
          </table:table-cell>
          <table:table-cell table:formula="of:=[.C224]+[.D22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-tools</text:p>
          </table:table-cell>
          <table:table-cell table:formula="of:=[.C225]+[.D2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ldap</text:p>
          </table:table-cell>
          <table:table-cell table:formula="of:=[.C226]+[.D2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m</text:p>
          </table:table-cell>
          <table:table-cell table:formula="of:=[.C227]+[.D2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csc-lite</text:p>
          </table:table-cell>
          <table:table-cell table:formula="of:=[.C228]+[.D22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lymouth</text:p>
          </table:table-cell>
          <table:table-cell table:formula="of:=[.C229]+[.D22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til-linux</text:p>
          </table:table-cell>
          <table:table-cell table:formula="of:=[.C230]+[.D23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sftpd</text:p>
          </table:table-cell>
          <table:table-cell table:formula="of:=[.C231]+[.D2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D23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1" style:font-size-asian="10pt" style:language-asian="zh" style:country-asian="CN" style:font-name-complex="Nimbus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5:42:23.681977739</meta:creation-date>
    <dc:date>2022-12-18T15:37:11.932959219</dc:date>
    <meta:editing-duration>PT2H29M</meta:editing-duration>
    <meta:editing-cycles>11</meta:editing-cycles>
    <meta:generator>LibreOffice/7.3.7.2$Linux_X86_64 LibreOffice_project/30$Build-2</meta:generator>
    <meta:document-statistic meta:table-count="1" meta:cell-count="933" meta:object-count="0"/>
  </office:meta>
</office:document-meta>
</file>